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Długość wahadła [m]</text:p>
          </table:table-cell>
          <table:table-cell office:value-type="float" office:value="1">
            <text:p>1</text:p>
          </table:table-cell>
          <table:table-cell office:value-type="string">
            <text:p>1.0063 powinno być</text:p>
          </table:table-cell>
          <table:table-cell table:number-columns-repeated="10"/>
        </table:table-row>
        <table:table-row table:style-name="ro1">
          <table:table-cell office:value-type="string">
            <text:p>niepewność pomiaru </text:p>
          </table:table-cell>
          <table:table-cell office:value-type="float" office:value="0.01">
            <text:p>0.01</text:p>
          </table:table-cell>
          <table:table-cell table:number-columns-repeated="11"/>
        </table:table-row>
        <table:table-row table:style-name="ro1">
          <table:table-cell office:value-type="string">
            <text:p>Lp.</text:p>
          </table:table-cell>
          <table:table-cell office:value-type="string">
            <text:p>Liczba okresów k</text:p>
          </table:table-cell>
          <table:table-cell office:value-type="string">
            <text:p>czas t dla k okresów [s]</text:p>
          </table:table-cell>
          <table:table-cell office:value-type="string">
            <text:p>okres T_i = t/k [s]</text:p>
          </table:table-cell>
          <table:table-cell office:value-type="string">
            <text:p>g</text:p>
          </table:table-cell>
          <table:table-cell/>
          <table:table-cell office:value-type="string">
            <text:p>l [mm]</text:p>
          </table:table-cell>
          <table:table-cell office:value-type="string">
            <text:p>k</text:p>
          </table:table-cell>
          <table:table-cell office:value-type="string">
            <text:p>t [s]</text:p>
          </table:table-cell>
          <table:table-cell office:value-type="string">
            <text:p>T_i [s]</text:p>
          </table:table-cell>
          <table:table-cell office:value-type="string">
            <text:p>(T_i)^2 [s^2]</text:p>
          </table:table-cell>
          <table:table-cell office:value-type="string">
            <text:p>l/T^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9.4">
            <text:p>59.4</text:p>
          </table:table-cell>
          <table:table-cell table:formula="of:=([.C4]/[.B4])" office:value-type="float" office:value="1.98">
            <text:p>1.98</text:p>
          </table:table-cell>
          <table:table-cell table:formula="of:=(4*PI()*PI()*[.$B$1])/([.D4]*[.D4])" office:value-type="float" office:value="10.0699973483209">
            <text:p>10.0699973483</text:p>
          </table:table-cell>
          <table:table-cell/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table:formula="of:=([.I4]/[.H4])" office:value-type="float" office:value="1.875">
            <text:p>1.875</text:p>
          </table:table-cell>
          <table:table-cell table:formula="of:=([.J4]*[.J4])" office:value-type="float" office:value="3.515625">
            <text:p>3.515625</text:p>
          </table:table-cell>
          <table:table-cell table:formula="of:=([.G4]/[.K4])" office:value-type="float" office:value="256">
            <text:p>256</text:p>
          </table:table-cell>
          <table:table-cell table:formula="of:=(4*PI()*PI()*[.G4]/1000)/([.K4])" office:value-type="float" office:value="10.1064749067155">
            <text:p>10.1064749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9.3">
            <text:p>59.3</text:p>
          </table:table-cell>
          <table:table-cell table:formula="of:=([.C5]/[.B5])" office:value-type="float" office:value="1.97666666666667">
            <text:p>1.9766666667</text:p>
          </table:table-cell>
          <table:table-cell table:formula="of:=4*PI()*PI()*[.$B$1]/([.D5]*[.D5])" office:value-type="float" office:value="10.1039888763857">
            <text:p>10.1039888764</text:p>
          </table:table-cell>
          <table:table-cell table:style-name="ce1" office:value-type="string">
            <text:p>GRUBAS!</text:p>
          </table:table-cell>
          <table:table-cell office:value-type="float" office:value="800">
            <text:p>800</text:p>
          </table:table-cell>
          <table:table-cell office:value-type="float" office:value="20">
            <text:p>20</text:p>
          </table:table-cell>
          <table:table-cell office:value-type="float" office:value="35.5">
            <text:p>35.5</text:p>
          </table:table-cell>
          <table:table-cell table:formula="of:=([.I5]/[.H5])" office:value-type="float" office:value="1.775">
            <text:p>1.775</text:p>
          </table:table-cell>
          <table:table-cell table:formula="of:=([.J5]*[.J5])" office:value-type="float" office:value="3.150625">
            <text:p>3.150625</text:p>
          </table:table-cell>
          <table:table-cell table:formula="of:=([.G5]/[.K5])" office:value-type="float" office:value="253.91787343781">
            <text:p>253.9178734378</text:p>
          </table:table-cell>
          <table:table-cell table:formula="of:=(4*PI()*PI()*[.G5]/1000)/([.K5])" office:value-type="float" office:value="10.0242758447882">
            <text:p>10.02427584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9.5">
            <text:p>59.5</text:p>
          </table:table-cell>
          <table:table-cell table:formula="of:=([.C6]/[.B6])" office:value-type="float" office:value="1.98333333333333">
            <text:p>1.9833333333</text:p>
          </table:table-cell>
          <table:table-cell table:formula="of:=4*PI()*PI()*[.$B$1]/([.D6]*[.D6])" office:value-type="float" office:value="10.0361770620498">
            <text:p>10.036177062</text:p>
          </table:table-cell>
          <table:table-cell/>
          <table:table-cell office:value-type="float" office:value="700">
            <text:p>700</text:p>
          </table:table-cell>
          <table:table-cell office:value-type="float" office:value="20">
            <text:p>20</text:p>
          </table:table-cell>
          <table:table-cell office:value-type="float" office:value="33.1">
            <text:p>33.1</text:p>
          </table:table-cell>
          <table:table-cell table:formula="of:=([.I6]/[.H6])" office:value-type="float" office:value="1.655">
            <text:p>1.655</text:p>
          </table:table-cell>
          <table:table-cell table:formula="of:=([.J6]*[.J6])" office:value-type="float" office:value="2.739025">
            <text:p>2.739025</text:p>
          </table:table-cell>
          <table:table-cell table:formula="of:=([.G6]/[.K6])" office:value-type="float" office:value="255.565392794881">
            <text:p>255.5653927949</text:p>
          </table:table-cell>
          <table:table-cell table:formula="of:=(4*PI()*PI()*[.G6]/1000)/([.K6])" office:value-type="float" office:value="10.089317301978">
            <text:p>10.0893173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9.4">
            <text:p>59.4</text:p>
          </table:table-cell>
          <table:table-cell table:formula="of:=([.C7]/[.B7])" office:value-type="float" office:value="1.98">
            <text:p>1.98</text:p>
          </table:table-cell>
          <table:table-cell table:formula="of:=4*PI()*PI()*[.$B$1]/([.D7]*[.D7])" office:value-type="float" office:value="10.0699973483209">
            <text:p>10.0699973483</text:p>
          </table:table-cell>
          <table:table-cell/>
          <table:table-cell office:value-type="float" office:value="600">
            <text:p>600</text:p>
          </table:table-cell>
          <table:table-cell office:value-type="float" office:value="20">
            <text:p>20</text:p>
          </table:table-cell>
          <table:table-cell office:value-type="float" office:value="30.5">
            <text:p>30.5</text:p>
          </table:table-cell>
          <table:table-cell table:formula="of:=([.I7]/[.H7])" office:value-type="float" office:value="1.525">
            <text:p>1.525</text:p>
          </table:table-cell>
          <table:table-cell table:formula="of:=([.J7]*[.J7])" office:value-type="float" office:value="2.325625">
            <text:p>2.325625</text:p>
          </table:table-cell>
          <table:table-cell table:formula="of:=([.G7]/[.K7])" office:value-type="float" office:value="257.995162590701">
            <text:p>257.9951625907</text:p>
          </table:table-cell>
          <table:table-cell table:formula="of:=(4*PI()*PI()*[.G7]/1000)/([.K7])" office:value-type="float" office:value="10.1852407686598">
            <text:p>10.18524076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9.5">
            <text:p>59.5</text:p>
          </table:table-cell>
          <table:table-cell table:formula="of:=([.C8]/[.B8])" office:value-type="float" office:value="1.98333333333333">
            <text:p>1.9833333333</text:p>
          </table:table-cell>
          <table:table-cell table:formula="of:=4*PI()*PI()*[.$B$1]/([.D8]*[.D8])" office:value-type="float" office:value="10.0361770620498">
            <text:p>10.036177062</text:p>
          </table:table-cell>
          <table:table-cell/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27.9">
            <text:p>27.9</text:p>
          </table:table-cell>
          <table:table-cell table:formula="of:=([.I8]/[.H8])" office:value-type="float" office:value="1.395">
            <text:p>1.395</text:p>
          </table:table-cell>
          <table:table-cell table:formula="of:=([.J8]*[.J8])" office:value-type="float" office:value="1.946025">
            <text:p>1.946025</text:p>
          </table:table-cell>
          <table:table-cell table:formula="of:=([.G8]/[.K8])" office:value-type="float" office:value="256.93400650043">
            <text:p>256.9340065004</text:p>
          </table:table-cell>
          <table:table-cell table:formula="of:=(4*PI()*PI()*[.G8]/1000)/([.K8])" office:value-type="float" office:value="10.1433480053847">
            <text:p>10.1433480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9.4">
            <text:p>59.4</text:p>
          </table:table-cell>
          <table:table-cell table:formula="of:=([.C9]/[.B9])" office:value-type="float" office:value="1.98">
            <text:p>1.98</text:p>
          </table:table-cell>
          <table:table-cell table:formula="of:=4*PI()*PI()*[.$B$1]/([.D9]*[.D9])" office:value-type="float" office:value="10.0699973483209">
            <text:p>10.0699973483</text:p>
          </table:table-cell>
          <table:table-cell office:value-type="string">
            <text:p>poprawa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24.9">
            <text:p>24.9</text:p>
          </table:table-cell>
          <table:table-cell table:formula="of:=([.I9]/[.H9])" office:value-type="float" office:value="1.245">
            <text:p>1.245</text:p>
          </table:table-cell>
          <table:table-cell table:formula="of:=([.J9]*[.J9])" office:value-type="float" office:value="1.550025">
            <text:p>1.550025</text:p>
          </table:table-cell>
          <table:table-cell table:formula="of:=([.G9]/[.K9])" office:value-type="float" office:value="258.06035386526">
            <text:p>258.0603538653</text:p>
          </table:table-cell>
          <table:table-cell table:formula="of:=(4*PI()*PI()*[.G9]/1000)/([.K9])" office:value-type="float" office:value="10.187814417021">
            <text:p>10.1878144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9.7">
            <text:p>59.7</text:p>
          </table:table-cell>
          <table:table-cell table:formula="of:=([.C10]/[.B10])" office:value-type="float" office:value="1.99">
            <text:p>1.99</text:p>
          </table:table-cell>
          <table:table-cell table:formula="of:=4*PI()*PI()*[.$B$1]/([.D10]*[.D10])" office:value-type="float" office:value="9.96904563126119">
            <text:p>9.9690456313</text:p>
          </table:table-cell>
          <table:table-cell/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([.I10]/[.H10])" office:value-type="float" office:value="1.1">
            <text:p>1.1</text:p>
          </table:table-cell>
          <table:table-cell table:formula="of:=([.J10]*[.J10])" office:value-type="float" office:value="1.21">
            <text:p>1.21</text:p>
          </table:table-cell>
          <table:table-cell table:formula="of:=([.G10]/[.K10])" office:value-type="float" office:value="247.933884297521">
            <text:p>247.9338842975</text:p>
          </table:table-cell>
          <table:table-cell table:formula="of:=(4*PI()*PI()*[.G10]/1000)/([.K10])" office:value-type="float" office:value="9.78803742256796">
            <text:p>9.78803742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9.2">
            <text:p>59.2</text:p>
          </table:table-cell>
          <table:table-cell table:formula="of:=([.C11]/[.B11])" office:value-type="float" office:value="1.97333333333333">
            <text:p>1.9733333333</text:p>
          </table:table-cell>
          <table:table-cell table:formula="of:=4*PI()*PI()*[.$B$1]/([.D11]*[.D11])" office:value-type="float" office:value="10.13815280426">
            <text:p>10.1381528043</text:p>
          </table:table-cell>
          <table:table-cell/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table:formula="of:=([.I11]/[.H11])" office:value-type="float" office:value="0.885">
            <text:p>0.885</text:p>
          </table:table-cell>
          <table:table-cell table:formula="of:=([.J11]*[.J11])" office:value-type="float" office:value="0.783225">
            <text:p>0.783225</text:p>
          </table:table-cell>
          <table:table-cell table:formula="of:=([.G11]/[.K11])" office:value-type="float" office:value="255.354463915222">
            <text:p>255.3544639152</text:p>
          </table:table-cell>
          <table:table-cell table:formula="of:=(4*PI()*PI()*[.G11]/1000)/([.K11])" office:value-type="float" office:value="10.080990163582">
            <text:p>10.08099016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9.3">
            <text:p>59.3</text:p>
          </table:table-cell>
          <table:table-cell table:formula="of:=([.C12]/[.B12])" office:value-type="float" office:value="1.97666666666667">
            <text:p>1.9766666667</text:p>
          </table:table-cell>
          <table:table-cell table:formula="of:=4*PI()*PI()*[.$B$1]/([.D12]*[.D12])" office:value-type="float" office:value="10.1039888763857">
            <text:p>10.1039888764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2.4">
            <text:p>12.4</text:p>
          </table:table-cell>
          <table:table-cell table:formula="of:=([.I12]/[.H12])" office:value-type="float" office:value="0.62">
            <text:p>0.62</text:p>
          </table:table-cell>
          <table:table-cell table:formula="of:=([.J12]*[.J12])" office:value-type="float" office:value="0.3844">
            <text:p>0.3844</text:p>
          </table:table-cell>
          <table:table-cell table:formula="of:=([.G12]/[.K12])" office:value-type="float" office:value="260.145681581686">
            <text:p>260.1456815817</text:p>
          </table:table-cell>
          <table:table-cell table:formula="of:=(4*PI()*PI()*[.G12]/1000)/([.K12])" office:value-type="float" office:value="10.270139855452">
            <text:p>10.27013985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9.8">
            <text:p>59.8</text:p>
          </table:table-cell>
          <table:table-cell table:formula="of:=([.C13]/[.B13])" office:value-type="float" office:value="1.99333333333333">
            <text:p>1.9933333333</text:p>
          </table:table-cell>
          <table:table-cell table:formula="of:=4*PI()*PI()*[.$B$1]/([.D13]*[.D13])" office:value-type="float" office:value="9.93573221885709">
            <text:p>9.9357322189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.3">
            <text:p>40.3</text:p>
          </table:table-cell>
          <table:table-cell table:formula="of:=([.C14]/[.B14])" office:value-type="float" office:value="2.015">
            <text:p>2.015</text:p>
          </table:table-cell>
          <table:table-cell table:formula="of:=4*PI()*PI()*[.$B$1]/([.D14]*[.D14])" office:value-type="float" office:value="9.72320933060543">
            <text:p>9.723209330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0.2">
            <text:p>40.2</text:p>
          </table:table-cell>
          <table:table-cell table:formula="of:=([.C15]/[.B15])" office:value-type="float" office:value="2.01">
            <text:p>2.01</text:p>
          </table:table-cell>
          <table:table-cell table:formula="of:=4*PI()*PI()*[.$B$1]/([.D15]*[.D15])" office:value-type="float" office:value="9.77164367326488">
            <text:p>9.7716436733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0.4">
            <text:p>40.4</text:p>
          </table:table-cell>
          <table:table-cell table:formula="of:=([.C16]/[.B16])" office:value-type="float" office:value="2.02">
            <text:p>2.02</text:p>
          </table:table-cell>
          <table:table-cell table:formula="of:=4*PI()*PI()*[.$B$1]/([.D16]*[.D16])" office:value-type="float" office:value="9.67513420359706">
            <text:p>9.6751342036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0.3">
            <text:p>40.3</text:p>
          </table:table-cell>
          <table:table-cell table:formula="of:=([.C17]/[.B17])" office:value-type="float" office:value="2.015">
            <text:p>2.015</text:p>
          </table:table-cell>
          <table:table-cell table:formula="of:=4*PI()*PI()*[.$B$1]/([.D17]*[.D17])" office:value-type="float" office:value="9.72320933060543">
            <text:p>9.7232093306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0.1">
            <text:p>40.1</text:p>
          </table:table-cell>
          <table:table-cell table:formula="of:=([.C18]/[.B18])" office:value-type="float" office:value="2.005">
            <text:p>2.005</text:p>
          </table:table-cell>
          <table:table-cell table:formula="of:=4*PI()*PI()*[.$B$1]/([.D18]*[.D18])" office:value-type="float" office:value="9.82044081923805">
            <text:p>9.8204408192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.3">
            <text:p>40.3</text:p>
          </table:table-cell>
          <table:table-cell table:formula="of:=([.C19]/[.B19])" office:value-type="float" office:value="2.015">
            <text:p>2.015</text:p>
          </table:table-cell>
          <table:table-cell table:formula="of:=4*PI()*PI()*[.$B$1]/([.D19]*[.D19])" office:value-type="float" office:value="9.72320933060543">
            <text:p>9.7232093306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0.4">
            <text:p>40.4</text:p>
          </table:table-cell>
          <table:table-cell table:formula="of:=([.C20]/[.B20])" office:value-type="float" office:value="2.02">
            <text:p>2.02</text:p>
          </table:table-cell>
          <table:table-cell table:formula="of:=4*PI()*PI()*[.$B$1]/([.D20]*[.D20])" office:value-type="float" office:value="9.67513420359706">
            <text:p>9.675134203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0.1">
            <text:p>40.1</text:p>
          </table:table-cell>
          <table:table-cell table:formula="of:=([.C21]/[.B21])" office:value-type="float" office:value="2.005">
            <text:p>2.005</text:p>
          </table:table-cell>
          <table:table-cell table:formula="of:=4*PI()*PI()*[.$B$1]/([.D21]*[.D21])" office:value-type="float" office:value="9.82044081923805">
            <text:p>9.8204408192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0.1">
            <text:p>40.1</text:p>
          </table:table-cell>
          <table:table-cell table:formula="of:=([.C22]/[.B22])" office:value-type="float" office:value="2.005">
            <text:p>2.005</text:p>
          </table:table-cell>
          <table:table-cell table:formula="of:=4*PI()*PI()*[.$B$1]/([.D22]*[.D22])" office:value-type="float" office:value="9.82044081923805">
            <text:p>9.820440819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AVERAGEA([.E14:.E22])" office:value-type="float" office:value="9.75031805888771">
            <text:p>9.750318058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table:end-cell-address="Arkusz1.I45" table:end-x="0.3898in" table:end-y="0.0315in" draw:z-index="0" draw:style-name="gr1" draw:text-style-name="P1" svg:width="6.289in" svg:height="3.5457in" svg:x="0.5516in" svg:y="0.0417in">
              <draw:object draw:notify-on-update-of-ranges="Arkusz1.K4:Arkusz1.K12 Arkusz1.G4:Arkusz1.G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9"/>
          <table:table-cell table:number-matrix-columns-spanned="2" table:number-matrix-rows-spanned="5" table:formula="of:=LINEST([.K4:.K12];[.G4:.G12];2;1)" office:value-type="float" office:value="0.003910125">
            <text:p>0.003910125</text:p>
          </table:table-cell>
          <table:table-cell office:value-type="float" office:value="0.00100138888888934">
            <text:p>0.001001388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0000249868454147992">
            <text:p>2.49868454147992E-005</text:p>
          </table:table-cell>
          <table:table-cell office:value-type="float" office:value="0.0140608833481864">
            <text:p>0.014060883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99714230752188">
            <text:p>0.9997142308</text:p>
          </table:table-cell>
          <table:table-cell office:value-type="float" office:value="0.0193547272331553">
            <text:p>0.019354727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4488.2879065277">
            <text:p>24488.287906527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.173446509375">
            <text:p>9.1734465094</text:p>
          </table:table-cell>
          <table:table-cell office:value-type="float" office:value="0.00262223826388891">
            <text:p>0.0026222383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0/12/2014</text:date>, <text:time>22:54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26:10.91</meta:creation-date>
    <dc:date>2014-10-12T22:54:37.61</dc:date>
    <meta:editing-duration>PT2H28M29S</meta:editing-duration>
    <meta:editing-cycles>5</meta:editing-cycles>
    <meta:generator>OpenOffice.org/3.4.1$Win32 OpenOffice.org_project/341m1$Build-9593</meta:generator>
    <meta:document-statistic meta:table-count="3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527cm" svg:y="4.191cm" style:legend-expansion="high" chart:style-name="ch2"/>
        <chart:plot-area chart:style-name="ch3" table:cell-range-address="Arkusz1.G4:Arkusz1.G12 Arkusz1.K4:Arkusz1.K12" svg:x="0.641cm" svg:y="0.828cm" svg:width="11.989cm" svg:height="7.546cm">
          <chartooo:coordinate-region svg:x="1.368cm" svg:y="1.04cm" svg:width="10.89cm" svg:height="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4:Arkusz1.K12" chart:class="chart:scatter">
            <chart:domain table:cell-range-address="Arkusz1.G4:Arkusz1.G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Arkusz1.G4:Arkusz1.G12</svg:desc>
                </draw:g>
              </table:table-cell>
              <table:table-cell office:value-type="float" office:value="3.515625">
                <text:p>3.515625</text:p>
                <draw:g>
                  <svg:desc>Arkusz1.K4:Arkusz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3.150625">
                <text:p>3.15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2.739025">
                <text:p>2.73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.325625">
                <text:p>2.32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946025">
                <text:p>1.946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1.550025">
                <text:p>1.55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783225">
                <text:p>0.783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3844">
                <text:p>0.3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